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2.3835in"/>
    </style:style>
    <style:style style:name="co3" style:family="table-column">
      <style:table-column-properties fo:break-before="auto" style:column-width="3.1819in"/>
    </style:style>
    <style:style style:name="co4" style:family="table-column">
      <style:table-column-properties fo:break-before="auto" style:column-width="5.72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302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7in" fo:break-before="auto" style:use-optimal-row-height="false"/>
    </style:style>
    <style:style style:name="ro8" style:family="table-row">
      <style:table-row-properties style:row-height="0.4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27in double #2a6099" style:border-line-width-bottom="0.0209in 0.0016in 0.0102in" style:text-align-source="fix" style:repeat-content="false" fo:border-left="none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102in solid #000000" fo:border-left="0.0008in solid #000000" fo:border-right="none" fo:border-top="0.0102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102in solid #000000" fo:border-left="0.0008in solid #000000" fo:border-right="none" fo:border-top="0.0102in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102in solid #000000" style:text-align-source="fix" style:repeat-content="false" fo:border-left="0.0008in solid #000000" fo:border-right="none" fo:border-top="0.0102in solid #000000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order-bottom="0.0102in solid #000000" style:text-align-source="fix" style:repeat-content="false" fo:border-left="0.0008in solid #000000" fo:border-right="none" fo:border-top="0.0102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346in solid #000000" fo:background-color="#99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fo:border="0.0102in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cccccc" fo:wrap-option="wrap" fo:border="0.0102in solid #000000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13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0.0102in solid #000000" style:text-align-source="fix" style:repeat-content="false" fo:border-left="none" fo:border-right="none" fo:border-top="0.0102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102in solid #000000" style:text-align-source="fix" style:repeat-content="false" fo:border-left="none" fo:border-right="none" fo:border-top="0.0102in solid #000000" style:vertical-align="middle"/>
      <style:paragraph-properties fo:text-align="center" fo:margin-left="0in"/>
      <style:text-properties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fo:border-bottom="0.0102in solid #000000" fo:border-left="none" fo:border-right="none" fo:border-top="0.0102in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102in solid #000000" style:text-align-source="fix" style:repeat-content="false" fo:border-left="none" fo:border-right="none" fo:border-top="0.0102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346in solid #000000" fo:background-color="#990000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102in solid #000000" fo:padding="0.0417in" style:vertical-align="middle"/>
      <style:paragraph-properties fo:text-align="start" fo:margin-left="0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cccccc" style:text-align-source="fix" style:repeat-content="false" fo:wrap-option="wrap" fo:border="0.0102in solid #000000" fo:padding="0.0417in" style:vertical-align="middle"/>
      <style:paragraph-properties fo:text-align="start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20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fo:border-bottom="0.0346in solid #000000" fo:background-color="#99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102in solid #000000" fo:wrap-option="wrap" fo:border-left="0.0102in solid #000000" fo:border-right="0.0008in solid #000000" fo:border-top="0.0102in solid #000000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102in solid #000000" fo:background-color="#cccccc" fo:wrap-option="wrap" fo:border-left="0.0102in solid #000000" fo:border-right="0.0008in solid #000000" fo:border-top="0.0102in solid #000000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346in solid #000000" fo:background-color="#ff99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346in solid #000000" fo:background-color="#ffff6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346in solid #000000" fo:background-color="#0000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346in solid #000000" fo:background-color="#6600cc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Milestone 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10"/>
        <table:table-row table:style-name="ro1">
          <table:table-cell table:style-name="ce1" office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Milestone</text:p>
          </table:table-cell>
          <table:table-cell table:style-name="ce11" office:value-type="float" office:value="1">
            <text:p>1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>
            <text:p>Team Name</text:p>
          </table:table-cell>
          <table:table-cell table:style-name="ce12" office:value-type="string">
            <text:p>team dork</text:p>
          </table:table-cell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Team Members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>
            <text:p>present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Tricia Holman</text:p>
          </table:table-cell>
          <table:table-cell/>
          <table:table-cell table:style-name="ce19" office:value-type="string" table:number-columns-spanned="1" table:number-rows-spanned="2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Corrin Moser</text:p>
          </table:table-cell>
          <table:table-cell/>
          <table:covered-table-cell table:style-name="ce20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Joseph Travares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Drop Table</text:p>
          </table:table-cell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6" office:value-type="string">
            <text:p>Score (10 ea.)</text:p>
          </table:table-cell>
          <table:table-cell table:style-name="ce15" office:value-type="string">
            <text:p>Responsible Team Member</text:p>
          </table:table-cell>
          <table:table-cell table:style-name="ce15" office:value-type="string">
            <text:p>Task Item</text:p>
          </table:table-cell>
          <table:table-cell table:style-name="ce21" office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Team name, motto, logo, letterhead, and business cards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Resume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Workbook binder and sections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Team Schedule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Slack Workspace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Git Repository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3 Project ideas</text:p>
          </table:table-cell>
          <table:table-cell table:style-name="ce22"/>
          <table:table-cell table:number-columns-repeated="1020"/>
        </table:table-row>
        <table:table-row table:style-name="ro8">
          <table:table-cell table:style-name="ce9"/>
          <table:table-cell table:style-name="ce16" office:value-type="string">
            <text:p><text:s/>/ 70</text:p>
          </table:table-cell>
          <table:table-cell table:style-name="ce10" table:number-columns-repeated="2"/>
          <table:table-cell table:number-columns-repeated="1020"/>
        </table:table-row>
        <table:table-row table:style-name="ro8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10" table:number-columns-repeated="2"/>
          <table:table-cell table:number-columns-repeated="1020"/>
        </table:table-row>
      </table:table>
      <table:table table:name="Milestone 2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10"/>
        <table:table-row table:style-name="ro1">
          <table:table-cell table:style-name="ce1" office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Milestone</text:p>
          </table:table-cell>
          <table:table-cell table:style-name="ce11" office:value-type="float" office:value="2">
            <text:p>2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>
            <text:p>Team Name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Team Members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>
            <text:p>present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Tricia Holman</text:p>
          </table:table-cell>
          <table:table-cell/>
          <table:table-cell table:style-name="ce19" office:value-type="string" table:number-columns-spanned="1" table:number-rows-spanned="2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Corrin Moser</text:p>
          </table:table-cell>
          <table:table-cell/>
          <table:covered-table-cell table:style-name="ce20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Joseph Travares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4" office:value-type="string">
            <text:p>Score (10 ea.)</text:p>
          </table:table-cell>
          <table:table-cell table:style-name="ce24" office:value-type="string">
            <text:p>Responsible Team Member</text:p>
          </table:table-cell>
          <table:table-cell table:style-name="ce24" office:value-type="string">
            <text:p>Task Item</text:p>
          </table:table-cell>
          <table:table-cell table:style-name="ce24" office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Requirements elaboration/elicitation, interviews, questions, …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High level list of needs &amp; feature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Initial Modeling (whiteboarding, mind-mapping, use cases, UML diagrams, ...) 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User stories and non-functional requirement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Initial architecture diagrams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Agile Data modeling (Entities, E-R diagram)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2 refined project ideas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Evidence of following class Git Workflow</text:p>
          </table:table-cell>
          <table:table-cell table:style-name="ce23"/>
          <table:table-cell table:number-columns-repeated="1020"/>
        </table:table-row>
        <table:table-row table:style-name="ro8">
          <table:table-cell table:style-name="ce9"/>
          <table:table-cell table:style-name="ce16" office:value-type="string">
            <text:p><text:s/>/ 80</text:p>
          </table:table-cell>
          <table:table-cell table:style-name="ce10" table:number-columns-repeated="2"/>
          <table:table-cell table:number-columns-repeated="1020"/>
        </table:table-row>
        <table:table-row table:style-name="ro8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10" table:number-columns-repeated="2"/>
          <table:table-cell table:number-columns-repeated="1020"/>
        </table:table-row>
      </table:table>
      <table:table table:name="Milestone 3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10"/>
        <table:table-row table:style-name="ro1">
          <table:table-cell table:style-name="ce1" office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Milestone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>
            <text:p>Team Name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Team Members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>
            <text:p>present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Tricia Holman</text:p>
          </table:table-cell>
          <table:table-cell/>
          <table:table-cell table:style-name="ce19" office:value-type="string" table:number-columns-spanned="1" table:number-rows-spanned="2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Corrin Moser</text:p>
          </table:table-cell>
          <table:table-cell/>
          <table:covered-table-cell table:style-name="ce20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Joseph Travares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5" office:value-type="string">
            <text:p>Score (10 ea.)</text:p>
          </table:table-cell>
          <table:table-cell table:style-name="ce25" office:value-type="string">
            <text:p>Responsible Team Member</text:p>
          </table:table-cell>
          <table:table-cell table:style-name="ce25" office:value-type="string">
            <text:p>Task Item</text:p>
          </table:table-cell>
          <table:table-cell table:style-name="ce25" office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Pivotal Tracker page up and configured correctly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Class Project: Epics, User stories all entered, in priority order, descriptions and artifacts are appropriate. <text:s/>Highest priority items have effort points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Class Project: Sprint 1 planning (sprint backlog)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Class Project: Sprint 1 construction process followed (Pivotal Tracker and Git)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Class Project: Sprint 1 construction; user stories completed, site deployed, stories accepted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Team Project: Inception</text:p>
          </table:table-cell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 office:value-type="string">
            <text:p>Team Project: Inception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 office:value-type="string">
            <text:p>Team Project: Inception</text:p>
          </table:table-cell>
          <table:table-cell table:style-name="ce23"/>
          <table:table-cell table:number-columns-repeated="1020"/>
        </table:table-row>
        <table:table-row table:style-name="ro8">
          <table:table-cell table:style-name="ce9"/>
          <table:table-cell table:style-name="ce16" office:value-type="string">
            <text:p><text:s/>/ 80</text:p>
          </table:table-cell>
          <table:table-cell table:style-name="ce10" table:number-columns-repeated="2"/>
          <table:table-cell table:number-columns-repeated="1020"/>
        </table:table-row>
        <table:table-row table:style-name="ro8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10" table:number-columns-repeated="2"/>
          <table:table-cell table:number-columns-repeated="1020"/>
        </table:table-row>
      </table:table>
      <table:table table:name="Milestone 4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10"/>
        <table:table-row table:style-name="ro1">
          <table:table-cell table:style-name="ce1" office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Milestone</text:p>
          </table:table-cell>
          <table:table-cell table:style-name="ce11" office:value-type="float" office:value="4">
            <text:p>4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>
            <text:p>Team Name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Team Members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>
            <text:p>present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Tricia Holman</text:p>
          </table:table-cell>
          <table:table-cell/>
          <table:table-cell table:style-name="ce19" office:value-type="string" table:number-columns-spanned="1" table:number-rows-spanned="2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Corrin Moser</text:p>
          </table:table-cell>
          <table:table-cell/>
          <table:covered-table-cell table:style-name="ce20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Joseph Travares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6" office:value-type="string">
            <text:p>Score (10 ea.)</text:p>
          </table:table-cell>
          <table:table-cell table:style-name="ce26" office:value-type="string">
            <text:p>Responsible Team Member</text:p>
          </table:table-cell>
          <table:table-cell table:style-name="ce26" office:value-type="string">
            <text:p>Task Item</text:p>
          </table:table-cell>
          <table:table-cell table:style-name="ce26" office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8">
          <table:table-cell table:style-name="ce9"/>
          <table:table-cell table:style-name="ce16" office:value-type="string">
            <text:p><text:s/>/ 80</text:p>
          </table:table-cell>
          <table:table-cell table:style-name="ce10" table:number-columns-repeated="2"/>
          <table:table-cell table:number-columns-repeated="1020"/>
        </table:table-row>
        <table:table-row table:style-name="ro8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10" table:number-columns-repeated="2"/>
          <table:table-cell table:number-columns-repeated="1020"/>
        </table:table-row>
      </table:table>
      <table:table table:name="Milestone 5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ce10"/>
        <table:table-row table:style-name="ro1">
          <table:table-cell table:style-name="ce1" office:value-type="string" table:number-columns-spanned="4" table:number-rows-spanned="1">
            <text:p>CS 461: Software Engineering II</text:p>
          </table:table-cell>
          <table:covered-table-cell table:style-name="Default"/>
          <table:covered-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Milestone</text:p>
          </table:table-cell>
          <table:table-cell table:style-name="ce11" office:value-type="float" office:value="5">
            <text:p>5</text:p>
          </table:table-cell>
          <table:table-cell table:number-columns-repeated="2"/>
          <table:table-cell table:style-name="Default" table:number-columns-repeated="1020"/>
        </table:table-row>
        <table:table-row table:style-name="ro3">
          <table:table-cell table:style-name="ce3" office:value-type="string">
            <text:p>Team Name</text:p>
          </table:table-cell>
          <table:table-cell table:style-name="ce1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office:value-type="string">
            <text:p>Team Members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4">
          <table:table-cell table:style-name="ce4" office:value-type="string">
            <text:p>present</text:p>
          </table:table-cell>
          <table:table-cell table:style-name="ce13"/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Tricia Holman</text:p>
          </table:table-cell>
          <table:table-cell/>
          <table:table-cell table:style-name="ce19" office:value-type="string" table:number-columns-spanned="1" table:number-rows-spanned="2">
            <text:p>Note: For full credit, all documents, images, drawings, etc. must be in BOTH your official repository (on master) AND the notebook</text:p>
          </table:table-cell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Corrin Moser</text:p>
          </table:table-cell>
          <table:table-cell/>
          <table:covered-table-cell table:style-name="ce20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 office:value-type="string">
            <text:p>Joseph Travares</text:p>
          </table:table-cell>
          <table:table-cell table:number-columns-repeated="2"/>
          <table:table-cell table:style-name="Default" table:number-columns-repeated="1020"/>
        </table:table-row>
        <table:table-row table:style-name="ro5">
          <table:table-cell table:style-name="ce5" office:value-type="string">
            <text:p><text:s text:c="2"/>□ </text:p>
          </table:table-cell>
          <table:table-cell table:style-name="ce14"/>
          <table:table-cell table:number-columns-repeated="2"/>
          <table:table-cell table:style-name="Default" table:number-columns-repeated="1020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7" office:value-type="string">
            <text:p>Score (10 ea.)</text:p>
          </table:table-cell>
          <table:table-cell table:style-name="ce27" office:value-type="string">
            <text:p>Responsible Team Member</text:p>
          </table:table-cell>
          <table:table-cell table:style-name="ce27" office:value-type="string">
            <text:p>Task Item</text:p>
          </table:table-cell>
          <table:table-cell table:style-name="ce27" office:value-type="string">
            <text:p>Notes</text:p>
          </table:table-cell>
          <table:table-cell table:style-name="Default"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7">
          <table:table-cell table:style-name="ce7" table:number-columns-repeated="2"/>
          <table:table-cell table:style-name="ce17"/>
          <table:table-cell table:style-name="ce22"/>
          <table:table-cell table:number-columns-repeated="1020"/>
        </table:table-row>
        <table:table-row table:style-name="ro7">
          <table:table-cell table:style-name="ce8" table:number-columns-repeated="2"/>
          <table:table-cell table:style-name="ce18"/>
          <table:table-cell table:style-name="ce23"/>
          <table:table-cell table:number-columns-repeated="1020"/>
        </table:table-row>
        <table:table-row table:style-name="ro8">
          <table:table-cell table:style-name="ce9"/>
          <table:table-cell table:style-name="ce16" office:value-type="string">
            <text:p><text:s/>/ 80</text:p>
          </table:table-cell>
          <table:table-cell table:style-name="ce10" table:number-columns-repeated="2"/>
          <table:table-cell table:number-columns-repeated="1020"/>
        </table:table-row>
        <table:table-row table:style-name="ro8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8">
          <table:table-cell table:number-columns-repeated="2"/>
          <table:table-cell table:style-name="ce10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9161in" fo:margin-bottom="0.2638in" fo:margin-left="0.5563in" fo:margin-right="0.4283in" style:scale-to="75%" style:writing-mode="lr-tb" loext:scale-to-X="1" loext:scale-to-Y="1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1/06/2020</text:date>, <text:time>18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6:14:21.699000000</meta:creation-date>
    <dc:date>2020-01-06T18:28:28.54</dc:date>
    <meta:editing-duration>P15DT1H46M2S</meta:editing-duration>
    <meta:editing-cycles>22</meta:editing-cycles>
    <meta:generator>OpenOffice/4.1.7$Win32 OpenOffice.org_project/417m1$Build-9800</meta:generator>
    <meta:print-date>2020-01-06T18:02:17.03</meta:print-date>
    <meta:printed-by>Tricia Holman</meta:printed-by>
    <dc:creator>Tricia Holman</dc:creator>
    <meta:document-statistic meta:table-count="5" meta:cell-count="120" meta:object-count="0"/>
  </office:meta>
</office:document-meta>
</file>